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Lucidasans, 'Lucida Sans', 'Arial Unicode MS'"/>
    <style:font-face style:name="Times New Roman" svg:font-family="'Times New Roman'"/>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svg:font-family="Times" style:font-family-generic="roman" style:font-pitch="variable"/>
  </office:font-face-decls>
  <office:automatic-styles>
    <style:style style:name="P1" style:family="paragraph" style:parent-style-name="Heading_20_2">
      <style:text-properties style:font-name="Times" fo:font-size="12pt" style:font-size-asian="12pt" style:font-size-complex="12pt"/>
    </style:style>
    <style:style style:name="P2" style:family="paragraph" style:parent-style-name="Standard">
      <style:text-properties style:font-name="Times"/>
    </style:style>
    <style:style style:name="P3" style:family="paragraph" style:parent-style-name="Standard" style:list-style-name="L2">
      <style:paragraph-properties fo:margin-top="0.199cm" fo:margin-bottom="0.199cm" text:number-lines="false" text:line-number="0"/>
      <style:text-properties style:font-name="Times"/>
    </style:style>
    <style:style style:name="P4" style:family="paragraph" style:parent-style-name="Standard">
      <style:paragraph-properties fo:margin-top="0.199cm" fo:margin-bottom="0.199cm" text:number-lines="false" text:line-number="0"/>
      <style:text-properties style:font-name="Times"/>
    </style:style>
    <style:style style:name="P5" style:family="paragraph" style:parent-style-name="Standard" style:list-style-name="L2">
      <style:paragraph-properties text:number-lines="false" text:line-number="0"/>
      <style:text-properties style:font-name="Charter"/>
    </style:style>
    <style:style style:name="T1" style:family="text">
      <style:text-properties fo:language="en" fo:country="AU"/>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Ingredients</text:h>
      <text:p text:style-name="P2">1 cabbage, chopped</text:p>
      <text:p text:style-name="P2">2 tins sauerkraut</text:p>
      <text:p text:style-name="P2">2 bay leaves</text:p>
      <text:p text:style-name="P2">2 tablespoons chicken stock</text:p>
      <text:p text:style-name="Standard">Peppercorns</text:p>
      <text:p text:style-name="P2">salt and pepper</text:p>
      <text:p text:style-name="P2">1 cup flower</text:p>
      <text:h text:style-name="P1" text:outline-level="2">Method</text:h>
      <text:list text:style-name="L2">
        <text:list-item>
          <text:p text:style-name="P3">Place chopped cabbage into saucepan.</text:p>
        </text:list-item>
        <text:list-item>
          <text:p text:style-name="P3">Add water halfway up cabbage and bring to boil.</text:p>
        </text:list-item>
        <text:list-item>
          <text:p text:style-name="P3">Add pepper corns, bay leaves, salt and pepper, and chicken stock.</text:p>
        </text:list-item>
        <text:list-item>
          <text:p text:style-name="P3">Simmer for 20 minutes.</text:p>
        </text:list-item>
      </text:list>
      <text:p text:style-name="P4">In the meantime:</text:p>
      <text:list text:style-name="L2" text:continue-numbering="true">
        <text:list-item>
          <text:p text:style-name="P3">Fry onion, <text:span text:style-name="T1">bratwurst</text:span> sausages and bacon.</text:p>
        </text:list-item>
        <text:list-item>
          <text:p text:style-name="P3">Add flour and brown with juice of cabbage to make a sauce.</text:p>
        </text:list-item>
        <text:list-item>
          <text:p text:style-name="P3">Put together with cabbage mixture.</text:p>
        </text:list-item>
        <text:list-item>
          <text:p text:style-name="P3">Serve with mashed potato.</text:p>
          <text:p text:style-name="P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Lucidasans, 'Lucida Sans', 'Arial Unicode MS'"/>
    <style:font-face style:name="Times New Roman" svg:font-family="'Times New Roman'"/>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svg:font-family="Times"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New Roman"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New Roman" style:font-name-complex="Tahoma1"/>
    </style:style>
    <style:style style:name="Footnote_20_Symbol" style:display-name="Footnote Symbol" style:family="text"/>
    <style:style style:name="Numbering_20_Symbols" style:display-name="Numbering Symbols"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ing_20_1">
      <style:text-properties style:font-name="Times" fo:font-size="12pt" fo:language="en" fo:country="GB" style:font-name-asian="HG Mincho Light J" style:font-size-asian="12pt" style:font-name-complex="Tahoma" style:font-size-complex="12pt"/>
    </style:style>
    <style:page-layout style:name="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Bigos (Polish Cabbage)</text:p>
      </style:head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initial-creator>Frank Jung</meta:initial-creator>
    <meta:creation-date>2005-05-29T17:17:00</meta:creation-date>
    <dc:creator>Frank Jung</dc:creator>
    <dc:date>2005-05-29T17:25:50</dc:date>
    <dc:language>en-AU</dc:language>
    <meta:editing-cycles>5</meta:editing-cycles>
    <meta:editing-duration>PT8M1S</meta:editing-duration>
    <meta:user-defined meta:name="Info 1"/>
    <meta:user-defined meta:name="Info 2"/>
    <meta:user-defined meta:name="Info 3"/>
    <meta:user-defined meta:name="Info 4"/>
    <meta:document-statistic meta:table-count="0" meta:image-count="0" meta:object-count="0" meta:page-count="1" meta:paragraph-count="19" meta:word-count="84" meta:character-count="494"/>
  </office:meta>
</office:document-meta>
</file>